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azilianAnalyzer.Brazilian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azilianAnalyzer.BrazilianAnalyzer( Map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azilianAnalyzer.Brazilian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azilian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azilianAnalyzer.setStemExclusionTable( File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azilianAnalyzer.setStemExclusionTable( String [ ]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azilianAnalyzer.setStemExclusionTable( Map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azilianAnalyzer.BrazilianAnalyzer( File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